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draw:shadow="visible" draw:shadow-offset-x="0.2cm" draw:shadow-offset-y="0.2cm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style:paragraph-properties fo:margin-left="0cm" fo:margin-right="0cm" fo:text-align="center" fo:text-indent="0cm"/>
      <style:text-properties fo:font-size="16pt" style:font-size-asian="16pt" style:font-size-complex="16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2" draw:layer="layout" svg:width="4.333cm" svg:height="4.034cm" svg:x="12.056cm" svg:y="7.897cm">
          <text:p text:style-name="P1">Test</text:p>
          <text:p text:style-name="P1">DAO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4.333cm" svg:height="4.034cm" svg:x="0.5cm" svg:y="15.966cm">
          <text:p text:style-name="P1"><text:span text:style-name="T1">Test</text:span></text:p>
          <text:p text:style-name="P1"><text:span text:style-name="T1">ToA Ag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4" draw:layer="layout" svg:width="4.334cm" svg:height="4.034cm" svg:x="7.722cm" svg:y="15.966cm">
          <text:p text:style-name="P1"><text:span text:style-name="T1">Test</text:span></text:p>
          <text:p text:style-name="P1"><text:span text:style-name="T1">OIM Agent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4.333cm" svg:height="4.034cm" svg:x="15.667cm" svg:y="15.966cm">
          <text:p text:style-name="P1"><text:span text:style-name="T1">Test</text:span></text:p>
          <text:p text:style-name="P1"><text:span text:style-name="T1">BDII Agent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4.333cm" svg:height="4.034cm" svg:x="0.5cm" svg:y="0.5cm">
          <text:p text:style-name="P1"><text:span text:style-name="T1">Test</text:span></text:p>
          <text:p text:style-name="P1"><text:span text:style-name="T1">UpAPI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4.334cm" svg:height="4.034cm" svg:x="7.722cm" svg:y="0.5cm">
          <text:p text:style-name="P1"><text:span text:style-name="T1">Test</text:span></text:p>
          <text:p text:style-name="P1"><text:span text:style-name="T1">QuAPI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4.334cm" svg:height="4.034cm" svg:x="14.944cm" svg:y="0.5cm">
          <text:p text:style-name="P1"><text:span text:style-name="T1">Test</text:span></text:p>
          <text:p text:style-name="P1"><text:span text:style-name="T1">CLI Tool 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4.333cm" svg:height="2.017cm" svg:x="12.056cm" svg:y="5.20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5" draw:layer="layout" svg:width="4.333cm" svg:height="4.034cm" svg:x="22.167cm" svg:y="15.966cm">
          <text:p text:style-name="P5"><text:span text:style-name="T2">Test</text:span></text:p>
          <text:p text:style-name="P5"><text:span text:style-name="T2">PANDA Agent</text:span></text:p>
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/>
        </draw:custom-shape>
        <draw:custom-shape draw:style-name="gr1" draw:text-style-name="P3" draw:layer="layout" svg:width="4.334cm" svg:height="4.034cm" svg:x="21.444cm" svg:y="0.5cm">
          <text:p text:style-name="P1"><text:span text:style-name="T1">Test</text:span></text:p>
          <text:p text:style-name="P1"><text:span text:style-name="T1">CLI Tool 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" draw:text-style-name="P2" draw:layer="layout" svg:width="4.333cm" svg:height="2.69cm" svg:x="12.056cm" svg:y="13.27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CL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2$Build-9286</meta:generator>
    <meta:creation-date>2008-10-10T18:17:41</meta:creation-date>
    <dc:date>2008-10-14T18:31:34</dc:date>
    <meta:editing-cycles>3</meta:editing-cycles>
    <meta:editing-duration>PT8M21S</meta:editing-duration>
    <meta:user-defined meta:name="Información 1"/>
    <meta:user-defined meta:name="Información 2"/>
    <meta:user-defined meta:name="Información 3"/>
    <meta:user-defined meta:name="Información 4"/>
    <meta:document-statistic meta:object-count="11"/>
  </office:meta>
</office:document-meta>
</file>